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0f91e9" officeooo:paragraph-rsid="000f2057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f91e9" officeooo:paragraph-rsid="000f2057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0f2057"/>
    </style:style>
    <style:style style:name="T1" style:family="text">
      <style:text-properties officeooo:rsid="000fd02d"/>
    </style:style>
    <style:style style:name="T2" style:family="text">
      <style:text-properties officeooo:rsid="000f3bcd"/>
    </style:style>
    <style:style style:name="T3" style:family="text">
      <style:text-properties fo:font-size="14pt" fo:font-weight="normal" officeooo:rsid="000f91e9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0fd02d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0f3bcd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ble Requête :</text:p>
      <text:p text:style-name="P2"/>
      <text:p text:style-name="P1">Permet d’enregistrer les requêtes fournies par l’UI-FRONT et lu par le Back-control.</text:p>
      <text:p text:style-name="P1">Les attributs :</text:p>
      <text:p text:style-name="P1">- id de la requête</text:p>
      <text:p text:style-name="P1">- type de la requête</text:p>
      <text:p text:style-name="P1">- options fournie pour la requête</text:p>
      <text:p text:style-name="P1">- id de l’utilisateur qui a lancé la requête</text:p>
      <text:p text:style-name="P1">- l’étape où se trouve le processus</text:p>
      <text:p text:style-name="P1">- Si la requête a été prise par un back-control et le numéro d’instance de back-control</text:p>
      <text:p text:style-name="P3"><text:span text:style-name="T3">- </text:span><text:span text:style-name="T4">Si il y a eu un</text:span><text:span text:style-name="T5">e erreur</text:span></text:p>
      <text:p text:style-name="P1">- <text:span text:style-name="T2">Date de la requêt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18:21:22.521053077</meta:creation-date>
    <dc:date>2022-03-13T18:23:40.872521670</dc:date>
    <meta:editing-duration>PT5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79" meta:character-count="396" meta:non-whitespace-character-count="328"/>
  </office:meta>
</office:document-meta>
</file>